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color="#008000"/>
    </style:style>
    <style:style style:name="P4" style:family="paragraph" style:parent-style-name="Standard">
      <style:text-properties fo:color="#008000" fo:font-style="normal" style:font-style-asian="normal" style:font-style-complex="normal"/>
    </style:style>
    <style:style style:name="P5" style:family="paragraph" style:parent-style-name="Standard">
      <style:text-properties fo:color="#000000"/>
    </style:style>
    <style:style style:name="P6" style:family="paragraph" style:parent-style-name="Standard">
      <style:text-properties fo:color="#000000" fo:font-style="italic" style:font-style-asian="italic" style:font-style-complex="italic"/>
    </style:style>
    <style:style style:name="P7" style:family="paragraph" style:parent-style-name="Standard">
      <style:text-properties fo:color="#000000" fo:font-style="normal" style:font-style-asian="normal" style:font-style-complex="normal"/>
    </style:style>
    <style:style style:name="P8" style:family="paragraph" style:parent-style-name="Table_20_Contents">
      <style:text-properties style:font-name="Comic Sans MS" fo:font-size="8pt" style:font-size-asian="7pt" style:font-size-complex="8pt"/>
    </style:style>
    <style:style style:name="T1" style:family="text">
      <style:text-properties style:text-underline-style="solid" style:text-underline-width="auto" style:text-underline-color="font-color"/>
    </style:style>
    <style:style style:name="T2" style:family="text">
      <style:text-properties fo:color="#008000"/>
    </style:style>
    <style:style style:name="T3"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nvoie moi la liste des tous les voitures possédant une puissance supérieure à 90ch :</text:p>
      <table:table table:name="Tableau1" table:style-name="Tableau1">
        <table:table-column table:style-name="Tableau1.A"/>
        <table:table-row>
          <table:table-cell table:style-name="Tableau1.A1" office:value-type="string">
            <text:p text:style-name="P8"><text:span text:style-name="T3">public void getCarInstancesWithPowerHigherThan90HP() {<text:line-break/>        Cache cache = GenericSystem.activateNewCacheOnANewEngine();<text:line-break/>        Type car = cache.newType("Car");<text:line-break/>        final Property carPower = car.addProperty("Power");<text:line-break/>        Generic myCar = car.newInstance("myCar");<text:line-break/>        myCar.setValue(carPower, 233);<text:line-break/>        Generic yourCar = car.newInstance("yourCar");<text:line-break/>        yourCar.setValue(carPower, 89);<text:line-break/>        Snapshot&lt;Generic&gt; carInstancesWithPowerHigherThan90HP = car.getAllInstances().filter(new Filter() {<text:line-break/>            @Override<text:line-break/>            public boolean isSelected(Generic generic) {<text:line-break/>                return generic.&lt;Integer&gt; getValue(carPower) &gt;= 90;<text:line-break/>            }<text:line-break/>        });<text:line-break/>        assert carInstancesWithPowerHigherThan90HP.contains(myCar);<text:line-break/>        assert !carInstancesWithPowerHigherThan90HP.contains(yourCar);<text:line-break/>        assert carInstancesWithPowerHigherThan90HP.size() == 1;<text:line-break/>        carInstancesWithPowerHigherThan90HP.log();<text:line-break/>    }</text:span></text:p>
          </table:table-cell>
        </table:table-row>
      </table:table>
      <text:p text:style-name="Standard"/>
      <text:p text:style-name="Standard"/>
      <text:p text:style-name="Standard">Question :</text:p>
      <text:p text:style-name="P3">Pourquoi renvoyer un snapshot plutôt qu'une liste ou un Set ?</text:p>
      <text:p text:style-name="Standard"><text:line-break/>Réponse : </text:p>
      <text:p text:style-name="P1">Pour ne pas "cacher" l'information.<text:line-break/>Si tu rajoutes une instance de Car, et que tu réitère sur ton Snapshot, alors tu trouveras cette nouvelle instance (si elle dépasse 90 ch) alors que la liste ou le set échouera dans cette tâche.<text:line-break/>Comme l'illustre JC Van Damme pourrait te le rappeler : les Snapsots sont "<text:span text:style-name="T1">Aware</text:span>" pas les collections du JDK.</text:p>
      <text:p text:style-name="P1"/>
      <text:p text:style-name="P2">Question :</text:p>
      <text:p text:style-name="P4">Il écoute les modifications effectuées seulement au sein de ta propre transaction, ou bien toute transaction concurrente également ?</text:p>
      <text:p text:style-name="P3"/>
      <text:p text:style-name="P3">Ex : 2 accès concurrents sur GS.</text:p>
      <text:p text:style-name="P3">À t0, je tire un snapshot sur une collection de résultats.</text:p>
      <text:p text:style-name="P3">À t0 + 1, X effectue un "insert" en base, dont les critères correspondent à ma précédente requête.</text:p>
      <text:p text:style-name="P3">À t0 + 2, j'itère à nouveau sur le snapshot.</text:p>
      <text:p text:style-name="P3"/>
      <text:p text:style-name="Standard"><text:span text:style-name="T2">Verrai-je l'insertion concurrente de X ?</text:span></text:p>
      <text:p text:style-name="Standard"/>
      <text:p text:style-name="Standard">Réponse :</text:p>
      <text:p text:style-name="P1">C'est difficile de répondre directement à la question posée de cette façon car GS impose de préciser les choses.<text:line-break/><text:line-break/>Lorsque 2 caches travaillent sur un même engin, chacun le fait à un temps donné (le timestamp du cache)<text:line-break/>2 caches ne peuvent pas avoir tiré le même timestamp.<text:line-break/><text:line-break/>Le principe est que tout generic lu au sein d'une transaction à un temps t devient comme gravé dans le marbre. Toute relecture à ce même temps t donnera le même résultat à jamais (sauf à tronquer l'historique à partir d'une certaine ancienneté).<text:line-break/><text:line-break/>Toute tentative d'action d'un cache qui viendrait à l'encontre de cette règle sera sanctionnée pas une ConcurrencyControlException et celui-ci ne pourra synchronizer en l'état.<text:line-break/><text:line-break/><text:soft-page-break/>=&gt; Il devra tenter de se resynchroniser plus tard ou rollbacker.<text:line-break/><text:line-break/>Pour un objet lu à un temps t : il devient impossible de le supprimer avant t+1 car cela remettrait en cause la règle du marbre.  De plus il est aussi impossible de supprimer un noeud qui aurait déjà été supprimé à un timestamp postérieur...).<text:line-break/><text:line-break/>Pour un generic en cours d'ajout à un temps t, alors GS vérifie que les dépendances de ses ancêtres n'ont pas été lues jusqu'au bout à un temps &gt; t. L'ajout du generic se fera alors au bout de ses dépendances.<text:line-break/><text:line-break/>Si des iterations de ces dépendances sont en cours mais ne sont pas arrivés au bout, alors l'ajout du generic ne pose pas de pb, puisque les itérations en cours verront ou pas ce dernier ajout en fonction de si son son timestamp est postérieur ou non à celui de l’itération.<text:line-break/><text:line-break/>Par contre si ces iterations sont arrivées au bout, tout ajout à un timestamp inférieur remettrait en cause la règle du marbre, le résultat de ces itérations ne serait pas reproductible.<text:line-break/><text:line-break/>Enfin, la modification d'un generic n'existent pas dans GS (les Generics sont immutables), cela passe par une suppression-ajout et on retombe dans les cas précédents.<text:line-break/><text:line-break/><text:line-break/><text:span text:style-name="T1">Alors comment se déroule concrètement un pb concurrentiel : <text:line-break/></text:span><text:line-break/>A t0 tu ajoute une instance et tu tires le snapshot =&gt; tu vois ton instance =&gt; tu synchronizes<text:line-break/>A t1 quelqu'un d'autre lis le même snapshot =&gt; Il voit ton instance si l'action arrive après ton action de synchronization. Dans le cas contraire, il ne voit pas ton instance, mais ton action de synchronization sera sanctionnée par une ConcurrencyControleException, car elle remettrait en cause sa non lecture de ton instance.Tu auras alors 2 alternatices : Relacher le cache (rollback) ou décaler ton cache dans le temps afin de ne rien faire qui puisse "démarbrer" ce qui a déjà été lu par l'autre à t1.<text:line-break/><text:line-break/>Et voilà le tour est joué.<text:line-break/><text:line-break/>Le niveau d'isolation des transactions de GS sera "SNAPSHOT", il s'agit d'un niveau d'isolation comparable au niveau d'isolation "SERIALIZABLE" des bases de données traditionnelles.</text:p>
      <text:p text:style-name="P1"/>
      <text:p text:style-name="P2">Question :</text:p>
      <text:p text:style-name="P3">Passionnant.</text:p>
      <text:p text:style-name="P3">Qu'elle est la différence avec l'Optimistic Locking ?</text:p>
      <text:p text:style-name="P3"/>
      <text:p text:style-name="Standard"><text:span text:style-name="T2">Par rapport au comparatif avec Hibernate, s'il s'agit de performances, j'ai lu qu'une nouvelle implémentation JPA venait de voir le jour : Batoo JPA (</text:span><text:a xlink:type="simple" xlink:href="http://batoo.jp/">batoo.jp</text:a><text:span text:style-name="T2">), un projet turc.</text:span></text:p>
      <text:p text:style-name="P3"/>
      <text:p text:style-name="P3">Ils annoncent des perf x15 par rapport à Hibernate. Je n'ai pas regardé les détails.</text:p>
      <text:p text:style-name="P3"/>
      <text:p text:style-name="P5">Réponse :</text:p>
      <text:p text:style-name="P6">Cela ressemble un peu mais reste différent.<text:line-break/><text:line-break/>Les algorithmes de GS sont inspirés d'algorithmes récents pour gérer la concurrence à l'information (algorithmes MVCC - Multi Versions Concurrency Control - <text:a xlink:type="simple" xlink:href="http://en.wikipedia.org/wiki/Multiversion_concurrency_control">http://en.wikipedia.org/wiki/Multiversion_concurrency_control</text:a>)<text:line-break/>J'ai du adapter ces algorithmes pour répondre au caractère très orienté objet de GS. <text:line-break/><text:soft-page-break/>Comme tu le sais les Generics dans GS ne peuvent pas être modifiés, ils sont "immutables", ce qui a permis de nombreuses et indispensables optimisations.<text:line-break/>Cependant, Ces generics peuvent quand même mourir après être nés!<text:line-break/>Et donc les agorithmes de GS, inspirés des algorithmes MVCC ne peuvent conserver cette dénomination, puisque les generics de GS sont directement ces versions du "MVCC" mais n'entretiennent pas plusieurs versions...<text:line-break/><text:line-break/>Concernant le choix de ces algorithmes, j'ai pu constater que Infinispan, un cache transactionnel et concurrentiel reconnu, ne propose plus de gestion "pessimiste" ou "opimiste" comme le faisait JBoss Cache autrefois. Le contrôle de l'accès concurrentiel à l'information est désormais régi par un contrôle MVCC sans qu'il ne soit possible d'y déroger.<text:line-break/><text:line-break/>Ce n'est que le choix de Jboss/redhat me diras-tu ? Et bien c'est aussi le mien, depuis bien longtemps et sans regret.<text:line-break/><text:line-break/>Pour vous prouver la puissance de tout cela, je vais vous envoyer des exemples fort simples de conflit d'accès. <text:line-break/>Vous ne le saviez pas mais GS a été conçu pour pouvoir tester facilement tout cela et je vais vous en apporter la preuve.<text:line-break/><text:line-break/>Je vous proposerai donc à la prochaine édition de simuler directement les problèmes concurrentiels habituels avec GS, mais avant tout je souhaiterais que vous vous mettiez à niveau sur le sujet.<text:line-break/><text:line-break/>Je fais donc référence à un un petit article que j'ai écris il y a 8 ans, quand Middleware a pris forme : <text:a xlink:type="simple" xlink:href="http://www.middlewarefactory.net/dossiers/niveaux_isolation.php">http://www.middlewarefactory.net/dossiers/niveaux_isolation.php</text:a> <text:line-break/><text:line-break/>Merci de bien interpréter ce document, car sans cela, l'implémentation de chacun des cas de figure de cette théorie, légèrement trop consensuelle à mon goût, pourrait ne pas s'avérer aussi savoureuse qu'elle ne le devrait.</text:p>
      <text:p text:style-name="P6"/>
      <text:p text:style-name="P7"/>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0T10:04:31</meta:creation-date>
    <meta:generator>LibreOffice/3.4$Unix LibreOffice_project/340m1$Build-502</meta:generator>
    <dc:date>2012-11-20T10:28:02</dc:date>
    <meta:editing-duration>PT15M24S</meta:editing-duration>
    <meta:editing-cycles>12</meta:editing-cycles>
    <meta:document-statistic meta:table-count="1" meta:image-count="0" meta:object-count="0" meta:page-count="3" meta:paragraph-count="22" meta:word-count="1059" meta:character-count="7033" meta:non-whitespace-character-count="5808"/>
  </office:meta>
</office:document-meta>
</file>